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06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792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1.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I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57" table:default-cell-style-name="ce2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7" office:value-type="string" calcext:value-type="string" table:number-columns-spanned="2" table:number-rows-spanned="1">
            <office:annotation draw:style-name="gr1" draw:text-style-name="P2" svg:width="6.729cm" svg:height="2.076cm" svg:x="18.178cm" svg:y="0.053cm" draw:caption-point-x="9.023cm" draw:caption-point-y="-0.043cm">
              <dc:date>2020-12-28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2">1</text:span></text:p>
          </table:table-cell>
          <table:covered-table-cell table:style-name="ce5"/>
          <table:table-cell table:style-name="ce6" office:value-type="string" calcext:value-type="string" table:number-columns-spanned="1" table:number-rows-spanned="2">
            <office:annotation draw:style-name="gr2" draw:text-style-name="P2" svg:width="6.567cm" svg:height="1.772cm" svg:x="29.758cm" svg:y="0.053cm" draw:caption-point-x="-0.407cm" draw:caption-point-y="-0.043cm">
              <dc:date>2020-12-28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2">2</text:span></text:p>
          </table:table-cell>
          <table:table-cell table:number-columns-repeated="1017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Férias em Pecúnia</text:p>
          </table:table-cell>
          <table:table-cell table:style-name="ce1" office:value-type="string" calcext:value-type="string">
            <text:p>Licença Prêmio em Pecúnia</text:p>
          </table:table-cell>
          <table:covered-table-cell table:style-name="ce7" office:value-type="string" calcext:value-type="string">
            <text:p>Outras Remunerações Temporárias3</text:p>
          </table:covered-table-cell>
          <table:table-cell table:number-columns-repeated="1017"/>
        </table:table-row>
        <table:table-row table:style-name="ro3">
          <table:table-cell office:value-type="float" office:value="204231" calcext:value-type="float">
            <text:p>204231</text:p>
          </table:table-cell>
          <table:table-cell office:value-type="string" calcext:value-type="string">
            <text:p>AIRTON GRAZZIOL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16758.88" calcext:value-type="float">
            <text:p><text:s/>16.758,88 </text:p>
          </table:table-cell>
          <table:table-cell table:number-columns-repeated="2" table:style-name="ce4" office:value-type="float" office:value="0" calcext:value-type="float">
            <text:p><text:s/>-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ata da última atualização: 01/12/20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II'.$A$1" table:expression="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09:52:15.5440466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17:37:34.510000000</meta:creation-date>
    <dc:date>2021-02-03T09:52:29.903664369</dc:date>
    <meta:editing-duration>PT25S</meta:editing-duration>
    <meta:editing-cycles>2</meta:editing-cycles>
    <meta:generator>LibreOffice/6.4.4.2$Linux_X86_64 LibreOffice_project/40$Build-2</meta:generator>
    <meta:document-statistic meta:table-count="1" meta:cell-count="19" meta:object-count="0"/>
  </office:meta>
</office:document-meta>
</file>